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695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erif" fo:font-size="12pt" fo:language="en" fo:country="US" fo:font-style="normal" fo:text-shadow="none" style:text-underline-style="none" fo:font-weight="bold" style:text-underline-mode="continuous" style:text-line-through-mode="continuous" style:font-name-asian="Bitstream Vera Sans1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4"/>
          <table:table-cell office:value-type="string">
            <text:p>run</text:p>
          </table:table-cell>
          <table:table-cell office:value-type="string">
            <text:p>preprocesor</text:p>
          </table:table-cell>
          <table:table-cell office:value-type="string">
            <text:p>v1995</text:p>
          </table:table-cell>
          <table:table-cell office:value-type="string">
            <text:p>v2001</text:p>
          </table:table-cell>
          <table:table-cell office:value-type="string">
            <text:p>csl</text:p>
          </table:table-cell>
          <table:table-cell office:value-type="string">
            <text:p>Fail</text:p>
          </table:table-cell>
          <table:table-cell office:value-type="string">
            <text:p>Date</text:p>
          </table:table-cell>
          <table:table-cell office:value-type="string">
            <text:p>Build 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17.07.07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table:style-name="ce1">
            <draw:frame table:end-cell-address="Sheet1.D23" table:end-x="0.8504in" table:end-y="0.0665in" draw:z-index="0" svg:width="4.2772in" svg:height="3.4161in" svg:x="0.0394in" svg:y="0.1315in">
              <draw:object draw:notify-on-update-of-ranges="Sheet1.E1:Sheet1.J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18.07.07</text:p>
          </table:table-cell>
          <table:table-cell office:value-type="float" office:value="283">
            <text:p>283</text:p>
          </table:table-cell>
        </table:table-row>
        <table:table-row table:style-name="ro2">
          <table:table-cell table:style-name="ce1"/>
          <table:table-cell table:number-columns-repeated="3"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string">
            <text:p>19.07.07</text:p>
          </table:table-cell>
          <table:table-cell office:value-type="float" office:value="284">
            <text:p>284</text:p>
          </table:table-cell>
        </table:table-row>
        <table:table-row table:style-name="ro2">
          <table:table-cell table:style-name="ce1"/>
          <table:table-cell table:number-columns-repeated="3"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20.07.07</text:p>
          </table:table-cell>
          <table:table-cell office:value-type="float" office:value="285">
            <text:p>285</text:p>
          </table:table-cell>
        </table:table-row>
        <table:table-row table:style-name="ro2">
          <table:table-cell table:style-name="ce1"/>
          <table:table-cell table:number-columns-repeated="3"/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21.07.07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22.07.07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23.07.07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string">
            <text:p>24.07.0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25.07.0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26.07.07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27.07.07</text:p>
          </table:table-cell>
          <table:table-cell office:value-type="float" office:value="292">
            <text:p>29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7">07/27/2007</text:date>, <text:time>13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Cristian Haba</meta:initial-creator>
    <meta:creation-date>2007-07-18T13:06:19</meta:creation-date>
    <dc:creator>Cristian Haba</dc:creator>
    <dc:date>2007-07-27T13:10:10</dc:date>
    <dc:language>en-US</dc:language>
    <meta:editing-cycles>9</meta:editing-cycles>
    <meta:editing-duration>PT2H37M39S</meta:editing-duration>
    <meta:user-defined meta:name="Info 1"/>
    <meta:user-defined meta:name="Info 2"/>
    <meta:user-defined meta:name="Info 3"/>
    <meta:user-defined meta:name="Info 4"/>
    <meta:document-statistic meta:table-count="3" meta:cell-count="9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6.1000003814697pt" style:font-family-asian="Gothic" style:font-family-generic-asian="system" style:font-pitch-asian="variable" style:font-size-asian="16.1000003814697pt" style:font-family-complex="Lucidasans" style:font-family-generic-complex="system" style:font-pitch-complex="variable" style:font-size-complex="16.1000003814697pt"/>
    </style:style>
    <style:style style:name="ch3" style:family="chart">
      <style:graphic-properties draw:fill="solid" draw:fill-color="#d9d9d9"/>
      <style:text-properties fo:font-family="'Bitstream Vera Sans'" style:font-family-generic="swiss" style:font-pitch="variable" fo:font-size="7.40000009536743pt" style:font-family-asian="Gothic" style:font-family-generic-asian="system" style:font-pitch-asian="variable" style:font-size-asian="7.40000009536743pt" style:font-family-complex="Lucidasans" style:font-family-generic-complex="system" style:font-pitch-complex="variable" style:font-size-complex="7.4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8.69999980926514pt" style:font-family-asian="Gothic" style:font-family-generic-asian="system" style:font-pitch-asian="variable" style:font-size-asian="8.69999980926514pt" style:font-family-complex="Lucidasans" style:font-family-generic-complex="system" style:font-pitch-complex="variable" style:font-size-complex="8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8.69999980926514pt" style:font-family-asian="Gothic" style:font-family-generic-asian="system" style:font-pitch-asian="variable" style:font-size-asian="8.69999980926514pt" style:font-family-complex="Lucidasans" style:font-family-generic-complex="system" style:font-pitch-complex="variable" style:font-size-complex="8.69999980926514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993366" draw:marker-start-width="0.279cm" draw:marker-end-width="0.279cm" draw:fill-color="#993366"/>
      <style:text-properties fo:font-family="'Bitstream Vera Sans'" style:font-family-generic="swiss" style:font-pitch="variable" fo:font-size="7.40000009536743pt" style:font-family-asian="Gothic" style:font-family-generic-asian="system" style:font-pitch-asian="variable" style:font-size-asian="7.40000009536743pt" style:font-family-complex="Lucidasans" style:font-family-generic-complex="system" style:font-pitch-complex="variable" style:font-size-complex="7.4000000953674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ffcc" draw:marker-start-width="0.279cm" draw:marker-end-width="0.279cm" draw:fill-color="#ffffcc"/>
      <style:text-properties fo:font-family="'Bitstream Vera Sans'" style:font-family-generic="swiss" style:font-pitch="variable" fo:font-size="7.40000009536743pt" style:font-family-asian="Gothic" style:font-family-generic-asian="system" style:font-pitch-asian="variable" style:font-size-asian="7.40000009536743pt" style:font-family-complex="Lucidasans" style:font-family-generic-complex="system" style:font-pitch-complex="variable" style:font-size-complex="7.40000009536743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ccffff" draw:marker-start-width="0.279cm" draw:marker-end-width="0.279cm" draw:fill-color="#ccffff"/>
      <style:text-properties fo:font-family="'Bitstream Vera Sans'" style:font-family-generic="swiss" style:font-pitch="variable" fo:font-size="7.40000009536743pt" style:font-family-asian="Gothic" style:font-family-generic-asian="system" style:font-pitch-asian="variable" style:font-size-asian="7.40000009536743pt" style:font-family-complex="Lucidasans" style:font-family-generic-complex="system" style:font-pitch-complex="variable" style:font-size-complex="7.40000009536743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660066" draw:marker-start-width="0.279cm" draw:marker-end-width="0.279cm" draw:fill-color="#660066"/>
      <style:text-properties fo:font-family="'Bitstream Vera Sans'" style:font-family-generic="swiss" style:font-pitch="variable" fo:font-size="7.40000009536743pt" style:font-family-asian="Gothic" style:font-family-generic-asian="system" style:font-pitch-asian="variable" style:font-size-asian="7.40000009536743pt" style:font-family-complex="Lucidasans" style:font-family-generic-complex="system" style:font-pitch-complex="variable" style:font-size-complex="7.40000009536743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8080" draw:marker-start-width="0.279cm" draw:marker-end-width="0.279cm" draw:fill-color="#ff8080"/>
      <style:text-properties fo:font-family="'Bitstream Vera Sans'" style:font-family-generic="swiss" style:font-pitch="variable" fo:font-size="7.40000009536743pt" style:font-family-asian="Gothic" style:font-family-generic-asian="system" style:font-pitch-asian="variable" style:font-size-asian="7.40000009536743pt" style:font-family-complex="Lucidasans" style:font-family-generic-complex="system" style:font-pitch-complex="variable" style:font-size-complex="7.40000009536743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0.865cm" svg:height="8.678cm" chart:class="chart:scatter" chart:style-name="ch1">
        <chart:title svg:x="2.513cm" svg:y="0.171cm" chart:style-name="ch2">
          <text:p>Regression results</text:p>
        </chart:title>
        <chart:legend chart:legend-position="end" svg:x="8.357cm" svg:y="3.51cm" chart:style-name="ch3"/>
        <chart:plot-area chart:style-name="ch4" table:cell-range-address="Sheet1.$E$1:.$J$12" chart:data-source-has-labels="row" chart:table-number-list="0" svg:x="0.214cm" svg:y="1.175cm" svg:width="7.715cm" svg:height="7.331cm">
          <chart:axis chart:dimension="x" chart:name="primary-x" chart:style-name="ch5">
            <chart:categories table:cell-range-address="local-table.A2:.A12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11"/>
          </chart:series>
          <chart:series chart:style-name="ch8">
            <chart:data-point chart:repeated="11"/>
          </chart:series>
          <chart:series chart:style-name="ch9">
            <chart:data-point chart:repeated="11"/>
          </chart:series>
          <chart:series chart:style-name="ch10">
            <chart:data-point chart:repeated="11"/>
          </chart:series>
          <chart:series chart:style-name="ch11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</text:p>
              </table:table-cell>
              <table:table-cell office:value-type="string">
                <text:p>preprocesor</text:p>
              </table:table-cell>
              <table:table-cell office:value-type="string">
                <text:p>v1995</text:p>
              </table:table-cell>
              <table:table-cell office:value-type="string">
                <text:p>v2001</text:p>
              </table:table-cell>
              <table:table-cell office:value-type="string">
                <text:p>csl</text:p>
              </table:table-cell>
              <table:table-cell office:value-type="string">
                <text:p>Fail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